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officeooo:paragraph-rsid="001f26f0"/>
    </style:style>
    <style:style style:name="P2" style:family="paragraph" style:parent-style-name="Heading_20_2">
      <style:paragraph-properties fo:line-height="200%" fo:text-align="center" style:justify-single-word="false" fo:break-before="page"/>
    </style:style>
    <style:style style:name="P3" style:family="paragraph" style:parent-style-name="Text_20_body">
      <style:paragraph-properties fo:text-align="center" style:justify-single-word="false"/>
      <style:text-properties officeooo:paragraph-rsid="001dc5ff"/>
    </style:style>
    <style:style style:name="P4" style:family="paragraph" style:parent-style-name="Text_20_body">
      <style:paragraph-properties fo:margin-top="0.1189in" fo:margin-bottom="0.2161in" style:contextual-spacing="false" fo:text-align="center" style:justify-single-word="false"/>
      <style:text-properties officeooo:paragraph-rsid="001dc5ff"/>
    </style:style>
    <style:style style:name="P5" style:family="paragraph" style:parent-style-name="Text_20_body">
      <style:paragraph-properties fo:line-height="150%" fo:text-align="center" style:justify-single-word="false"/>
      <style:text-properties officeooo:paragraph-rsid="001dc5ff"/>
    </style:style>
    <style:style style:name="P6" style:family="paragraph" style:parent-style-name="Text_20_body">
      <style:paragraph-properties fo:margin-top="0.1189in" fo:margin-bottom="0.2161in" style:contextual-spacing="false" fo:line-height="200%" fo:text-align="start" style:justify-single-word="false"/>
      <style:text-properties officeooo:paragraph-rsid="001dc5ff"/>
    </style:style>
    <style:style style:name="P7" style:family="paragraph" style:parent-style-name="Text_20_body">
      <style:paragraph-properties fo:margin-top="0in" fo:margin-bottom="0in" style:contextual-spacing="false" fo:line-height="200%" fo:text-align="start" style:justify-single-word="false"/>
      <style:text-properties officeooo:paragraph-rsid="001dc5ff"/>
    </style:style>
    <style:style style:name="P8" style:family="paragraph" style:parent-style-name="Text_20_body">
      <style:paragraph-properties fo:margin-top="0in" fo:margin-bottom="0in" style:contextual-spacing="false" fo:line-height="200%" fo:text-align="start" style:justify-single-word="false"/>
      <style:text-properties officeooo:paragraph-rsid="001f26f0"/>
    </style:style>
    <style:style style:name="P9" style:family="paragraph" style:parent-style-name="Text_20_body">
      <style:paragraph-properties fo:margin-top="0in" fo:margin-bottom="0in" style:contextual-spacing="false" fo:line-height="200%" fo:text-align="start" style:justify-single-word="false"/>
      <style:text-properties officeooo:paragraph-rsid="00209717"/>
    </style:style>
    <style:style style:name="P10" style:family="paragraph" style:parent-style-name="Text_20_body">
      <style:paragraph-properties fo:margin-top="0in" fo:margin-bottom="0in" style:contextual-spacing="false" fo:line-height="200%" fo:text-align="start" style:justify-single-word="false" fo:break-before="page"/>
      <style:text-properties officeooo:paragraph-rsid="00209717"/>
    </style:style>
    <style:style style:name="P11" style:family="paragraph" style:parent-style-name="Text_20_body">
      <style:paragraph-properties fo:margin-top="0.1189in" fo:margin-bottom="0.2161in" style:contextual-spacing="false" fo:line-height="200%" fo:text-align="center" style:justify-single-word="false"/>
      <style:text-properties officeooo:paragraph-rsid="001dc5ff"/>
    </style:style>
    <style:style style:name="P12" style:family="paragraph" style:parent-style-name="Text_20_body">
      <style:paragraph-properties fo:line-height="150%" fo:text-align="center" style:justify-single-word="false"/>
      <style:text-properties style:font-name="Times New Roman" fo:font-size="12pt" fo:font-weight="normal" officeooo:rsid="001dc5ff" officeooo:paragraph-rsid="001dc5ff" style:font-size-asian="12pt" style:font-weight-asian="normal" style:font-size-complex="12pt"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weight="normal" officeooo:rsid="001dc5ff" style:font-size-asian="12pt" style:font-weight-asian="normal" style:font-size-complex="12pt" style:font-weight-complex="normal"/>
    </style:style>
    <style:style style:name="T4" style:family="text">
      <style:text-properties style:font-name="Times New Roman" fo:font-size="12pt" fo:font-weight="normal" officeooo:rsid="00209717" style:font-size-asian="12pt" style:font-weight-asian="normal" style:font-size-complex="12pt" style:font-weight-complex="normal"/>
    </style:style>
    <style:style style:name="T5" style:family="text">
      <style:text-properties style:font-name="Times New Roman" fo:font-size="12pt" fo:font-weight="normal" officeooo:rsid="002190ed" style:font-size-asian="12pt" style:font-weight-asian="normal" style:font-size-complex="12pt" style:font-weight-complex="normal"/>
    </style:style>
    <style:style style:name="T6" style:family="text">
      <style:text-properties style:font-name="Times New Roman" fo:font-size="12pt" fo:font-weight="normal" officeooo:rsid="0021982f" style:font-size-asian="12pt" style:font-weight-asian="normal" style:font-size-complex="12pt" style:font-weight-complex="normal"/>
    </style:style>
    <style:style style:name="T7" style:family="text">
      <style:text-properties style:font-name="Times New Roman" fo:font-size="12pt" fo:font-weight="normal" officeooo:rsid="00253572" style:font-size-asian="12pt" style:font-weight-asian="normal" style:font-size-complex="12pt" style:font-weight-complex="normal"/>
    </style:style>
    <style:style style:name="T8" style:family="text">
      <style:text-properties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h text:style-name="P1" text:outline-level="2" text:is-list-header="true"><text:span text:style-name="Strong_20_Emphasis"><text:span text:style-name="T1">Maximizing Writing Productivity Through Digital Tools:</text:span></text:span></text:h>
      <text:h text:style-name="P1" text:outline-level="2"><text:span text:style-name="Strong_20_Emphasis"><text:span text:style-name="T1">A Comparative Analysis</text:span></text:span></text:h>
      <text:p text:style-name="P3"><text:span text:style-name="Strong_20_Emphasis"><text:span text:style-name="T1"/></text:span></text:p>
      <text:p text:style-name="P5"><text:span text:style-name="Strong_20_Emphasis"><text:span text:style-name="T3">Julius Cinco Cesar</text:span></text:span></text:p>
      <text:p text:style-name="P5"><text:span text:style-name="Strong_20_Emphasis"><text:span text:style-name="T3">ENGL 1102</text:span></text:span></text:p>
      <text:p text:style-name="P5"><text:span text:style-name="Strong_20_Emphasis"><text:span text:style-name="T3">Mr. Brandon Brookes</text:span></text:span></text:p>
      <text:p text:style-name="P12">May 2, 2025</text:p>
      <text:h text:style-name="P2" text:outline-level="2"><text:span text:style-name="Strong_20_Emphasis"><text:span text:style-name="T1">Maximizing Writing Productivity Through Digital Tools</text:span></text:span></text:h>
      <text:p text:style-name="P7"><text:span text:style-name="Strong_20_Emphasis"><text:span text:style-name="T2"><text:tab/>In the digital age, </text:span></text:span><text:span text:style-name="Strong_20_Emphasis"><text:span text:style-name="T4">we</text:span></text:span><text:span text:style-name="Strong_20_Emphasis"><text:span text:style-name="T2"> have access to a growing array of tools that can significantly enhance productivity, streamline workflows, and elevate the quality of </text:span></text:span><text:span text:style-name="Strong_20_Emphasis"><text:span text:style-name="T4">our</text:span></text:span><text:span text:style-name="Strong_20_Emphasis"><text:span text:style-name="T2"> written output. This paper examines </text:span></text:span><text:span text:style-name="Strong_20_Emphasis"><text:span text:style-name="T4">three</text:span></text:span><text:span text:style-name="Strong_20_Emphasis"><text:span text:style-name="T2"> such tools: Pocket, Obsidian, and Eloquent. Each </text:span></text:span><text:span text:style-name="Strong_20_Emphasis"><text:span text:style-name="T5">offers</text:span></text:span><text:span text:style-name="Strong_20_Emphasis"><text:span text:style-name="T2"> advantages for content development, organization, and refinement. By exploring their </text:span></text:span><text:span text:style-name="Strong_20_Emphasis"><text:span text:style-name="T5">strengths</text:span></text:span><text:span text:style-name="Strong_20_Emphasis"><text:span text:style-name="T2">, </text:span></text:span><text:span text:style-name="Strong_20_Emphasis"><text:span text:style-name="T5">limitations, and suitability</text:span></text:span><text:span text:style-name="Strong_20_Emphasis"><text:span text:style-name="T2">, this analysis highlights how they can be effectively </text:span></text:span><text:span text:style-name="Strong_20_Emphasis"><text:span text:style-name="T5">used to enhance productivity and improve the quality of writing</text:span></text:span><text:span text:style-name="Strong_20_Emphasis"><text:span text:style-name="T2">.</text:span></text:span></text:p>
      <text:p text:style-name="P7"><text:span text:style-name="Strong_20_Emphasis"><text:span text:style-name="T8">Pocket and Cauldron: Research Collection and Reading Optimization</text:span></text:span><text:span text:style-name="Strong_20_Emphasis"><text:span text:style-name="T2"><text:line-break/><text:tab/>Pocket is a digital bookmarking tool that allows </text:span></text:span><text:span text:style-name="Strong_20_Emphasis"><text:span text:style-name="T5">us</text:span></text:span><text:span text:style-name="Strong_20_Emphasis"><text:span text:style-name="T2"> to quickly save articles, blog posts, videos, and other web content for later review. This is particularly useful during the research phase of writing, when gathering information from multiple sources is essential. Users can organize saved content using tags, highlight passages, and </text:span></text:span><text:span text:style-name="Strong_20_Emphasis"><text:span text:style-name="T5">then </text:span></text:span><text:span text:style-name="Strong_20_Emphasis"><text:span text:style-name="T2">access it offline, making Pocket ideal for flexible, on-the-go research (Mozilla, n.d.).</text:span></text:span></text:p>
      <text:p text:style-name="P7"><text:span text:style-name="Strong_20_Emphasis"><text:span text:style-name="T2"><text:tab/>Cauldron complements Pocket by providing a streamlined, distraction-free reading interface. Once articles are saved in Pocket, </text:span></text:span><text:span text:style-name="Strong_20_Emphasis"><text:span text:style-name="T5">I</text:span></text:span><text:span text:style-name="Strong_20_Emphasis"><text:span text:style-name="T2"> can </text:span></text:span><text:span text:style-name="Strong_20_Emphasis"><text:span text:style-name="T5">then</text:span></text:span><text:span text:style-name="Strong_20_Emphasis"><text:span text:style-name="T2"> access </text:span></text:span><text:span text:style-name="Strong_20_Emphasis"><text:span text:style-name="T5">the minimalist version of</text:span></text:span><text:span text:style-name="Strong_20_Emphasis"><text:span text:style-name="T2"> </text:span></text:span><text:span text:style-name="Strong_20_Emphasis"><text:span text:style-name="T5">them</text:span></text:span><text:span text:style-name="Strong_20_Emphasis"><text:span text:style-name="T2"> through Cauldron, which enhances the reading experie</text:span></text:span><text:span text:style-name="Strong_20_Emphasis"><text:span text:style-name="T5">nce, by</text:span></text:span><text:span text:style-name="Strong_20_Emphasis"><text:span text:style-name="T2"> stripping away ads, pop-ups, and other visual noise. This allows </text:span></text:span><text:span text:style-name="Strong_20_Emphasis"><text:span text:style-name="T5">me</text:span></text:span><text:span text:style-name="Strong_20_Emphasis"><text:span text:style-name="T2"> to focus solely on the content, making it easier to absorb information and extract relevant insights.</text:span></text:span></text:p>
      <text:p text:style-name="P7"><text:span text:style-name="Strong_20_Emphasis"><text:span text:style-name="T8">Practical Application:</text:span></text:span><text:span text:style-name="Strong_20_Emphasis"><text:span text:style-name="T2"><text:line-break/><text:tab/>Consider a student </text:span></text:span><text:span text:style-name="Strong_20_Emphasis"><text:span text:style-name="T5">like me </text:span></text:span><text:span text:style-name="Strong_20_Emphasis"><text:span text:style-name="T2">preparing a research paper on </text:span></text:span><text:span text:style-name="Strong_20_Emphasis"><text:span text:style-name="T5">pragmaticism</text:span></text:span><text:span text:style-name="Strong_20_Emphasis"><text:span text:style-name="T2">. As </text:span></text:span><text:span text:style-name="Strong_20_Emphasis"><text:span text:style-name="T5">I </text:span></text:span><text:span text:style-name="Strong_20_Emphasis"><text:span text:style-name="T2">browse the web, </text:span></text:span><text:span text:style-name="Strong_20_Emphasis"><text:span text:style-name="T5">I</text:span></text:span><text:span text:style-name="Strong_20_Emphasis"><text:span text:style-name="T2"> use Pocket to save insightful articles and highlight useful </text:span></text:span><text:span text:style-name="Strong_20_Emphasis"><text:span text:style-name="T5">information</text:span></text:span><text:span text:style-name="Strong_20_Emphasis"><text:span text:style-name="T2">. Later, using Cauldron, </text:span></text:span><text:span text:style-name="Strong_20_Emphasis"><text:span text:style-name="T5">I can then</text:span></text:span><text:span text:style-name="Strong_20_Emphasis"><text:span text:style-name="T2"> read through the materials </text:span></text:span><text:span text:style-name="Strong_20_Emphasis"><text:span text:style-name="T5">I collected</text:span></text:span><text:span text:style-name="Strong_20_Emphasis"><text:span text:style-name="T2"> in a clean interface, enabling focused analysis without the typical distractions of web browsing. This seamless combination of tools allows </text:span></text:span><text:span text:style-name="Strong_20_Emphasis"><text:span text:style-name="T6">me and t</text:span></text:span><text:span text:style-name="Strong_20_Emphasis"><text:span text:style-name="T2">he </text:span></text:span><text:span text:style-name="Strong_20_Emphasis"><text:span text:style-name="T6">other </text:span></text:span><text:span text:style-name="Strong_20_Emphasis"><text:span text:style-name="T2">student</text:span></text:span><text:span text:style-name="Strong_20_Emphasis"><text:span text:style-name="T6">s</text:span></text:span><text:span text:style-name="Strong_20_Emphasis"><text:span text:style-name="T2"> to efficiently gather, </text:span></text:span><text:span text:style-name="Strong_20_Emphasis"><text:span text:style-name="T6">sort, </text:span></text:span><text:span text:style-name="Strong_20_Emphasis"><text:span text:style-name="T2">review, and reflect on source material before drafting.</text:span></text:span></text:p>
      <text:p text:style-name="P7"><text:soft-page-break/><text:span text:style-name="Strong_20_Emphasis"><text:span text:style-name="T8">Obsidian: Structured Note-Taking and Drafting Environment</text:span></text:span><text:span text:style-name="Strong_20_Emphasis"><text:span text:style-name="T2"><text:line-break/><text:tab/>Obsidian is a powerful note-taking and writing application built on plain-text markdown files. It is designed to support non-linear thinking and knowledge management through features like bidirectional linking, graph views, and customizable workflows. Writers can create a vault of notes and documents, linking ideas together organically to develop a more cohesive body of work over time (Obsidian.md, n.d.).</text:span></text:span></text:p>
      <text:p text:style-name="P7"><text:span text:style-name="Strong_20_Emphasis"><text:span text:style-name="T2"><text:tab/>One of Obsidian's greatest strengths lies in its portability and syncing capabilities. By using Git </text:span></text:span><text:span text:style-name="Strong_20_Emphasis"><text:span text:style-name="T6">and GitHub</text:span></text:span><text:span text:style-name="Strong_20_Emphasis"><text:span text:style-name="T2"> for synchronization, </text:span></text:span><text:span text:style-name="Strong_20_Emphasis"><text:span text:style-name="T6">I</text:span></text:span><text:span text:style-name="Strong_20_Emphasis"><text:span text:style-name="T2"> can update </text:span></text:span><text:span text:style-name="Strong_20_Emphasis"><text:span text:style-name="T6">my</text:span></text:span><text:span text:style-name="Strong_20_Emphasis"><text:span text:style-name="T2"> vault from multiple devices—be it a </text:span></text:span><text:span text:style-name="Strong_20_Emphasis"><text:span text:style-name="T6">desktop</text:span></text:span><text:span text:style-name="Strong_20_Emphasis"><text:span text:style-name="T2"> at home, a smartphone during a commute, or a work computer—ensuring that progress is never lost and ideas can be captured at any moment.<text:line-break/></text:span></text:span><text:span text:style-name="Strong_20_Emphasis"><text:span text:style-name="T8">Practical Application:</text:span></text:span><text:span text:style-name="Strong_20_Emphasis"><text:span text:style-name="T2"><text:line-break/><text:tab/>A freelance writer managing a blog on </text:span></text:span><text:span text:style-name="Strong_20_Emphasis"><text:span text:style-name="T6">fashion</text:span></text:span><text:span text:style-name="Strong_20_Emphasis"><text:span text:style-name="T2"> uses Obsidian to draft posts and store topic ideas. While commuting, </text:span></text:span><text:span text:style-name="Strong_20_Emphasis"><text:span text:style-name="T6">he</text:span></text:span><text:span text:style-name="Strong_20_Emphasis"><text:span text:style-name="T2"> jot</text:span></text:span><text:span text:style-name="Strong_20_Emphasis"><text:span text:style-name="T6">s</text:span></text:span><text:span text:style-name="Strong_20_Emphasis"><text:span text:style-name="T2"> down new concepts that link to earlier notes on goal-setting and time management. Over time, these connections evolve into well-developed article drafts. With Obsidian, the writer benefits from a structured yet flexible writing environment that supports creativity and continuity.</text:span></text:span></text:p>
      <text:p text:style-name="P8"><text:span text:style-name="Strong_20_Emphasis"><text:span text:style-name="T8">Eloquent: Advanced Proofreading for Clearer Communication</text:span></text:span><text:span text:style-name="Strong_20_Emphasis"><text:span text:style-name="T2"><text:line-break/><text:tab/>Eloquent is a proofreading application powered by the LanguageTool server, offering a robust grammar and style checking experience. It identifies common and complex errors, such as run-on sentences, word repetition, passive voice, and unclear phrasing. Eloquent’s strength lies in its contextual awareness, providing intelligent suggestions that improve clarity, tone, and overall readability (LanguageTool, n.d.).</text:span></text:span></text:p>
      <text:p text:style-name="P8"><text:span text:style-name="Strong_20_Emphasis"><text:span text:style-name="T2"><text:tab/>Eloquent is compatible with a wide range of writing environments, including </text:span></text:span><text:span text:style-name="Strong_20_Emphasis"><text:span text:style-name="T6">M</text:span></text:span><text:span text:style-name="Strong_20_Emphasis"><text:span text:style-name="T2">arkdown editors, </text:span></text:span><text:span text:style-name="Strong_20_Emphasis"><text:span text:style-name="T6">browsers (such as Firefox)</text:span></text:span><text:span text:style-name="Strong_20_Emphasis"><text:span text:style-name="T2"> and offline applications. It is particularly valuable for writers who want a high degree of control over their editing process while maintaining privacy and flexibility.</text:span></text:span></text:p>
      <text:p text:style-name="P7"><text:soft-page-break/><text:span text:style-name="Strong_20_Emphasis"><text:span text:style-name="T8">Practical Application:<text:line-break/><text:tab/></text:span></text:span><text:span text:style-name="Strong_20_Emphasis"><text:span text:style-name="T2">A business professional drafting a client proposal uses Obsidian to write the document, then imports the content into Eloquent for revision. The tool identifies overly technical phrasing and suggests simpler alternatives, improving the proposal’s clarity and engagement. With Eloquent, the writer ensures the document is not only grammatically sound but also persuasive and professional in tone.</text:span></text:span></text:p>
      <text:p text:style-name="P7"><text:span text:style-name="Strong_20_Emphasis"><text:span text:style-name="T8">Comparative Overview<text:line-break/><text:tab/></text:span></text:span><text:span text:style-name="Strong_20_Emphasis"><text:span text:style-name="T2">While Pocket, Cauldron, Obsidian, and Eloquent serve different phases of the writing process, they work synergistically to create an efficient and cohesive workflow. Pocket and Cauldron are instrumental during the research and content review stages, with Pocket facilitating </text:span></text:span><text:span text:style-name="Strong_20_Emphasis"><text:span text:style-name="T6">smooth and frictionless</text:span></text:span><text:span text:style-name="Strong_20_Emphasis"><text:span text:style-name="T2"> collection and Cauldron optimizing the reading experience. Obsidian excels during the drafting and development phase, offering powerful tools for organizing and linking ideas. Eloquent is ideal for the final polishing stage, ensuring that writing is grammatically correct and stylistically refined.</text:span></text:span></text:p>
      <text:p text:style-name="P9"><text:span text:style-name="Strong_20_Emphasis"><text:span text:style-name="T2"><text:tab/>Each tool also presents certain limitations. Pocket, for instance, lacks advanced annotation features and depends on external tools like Cauldron for enhanced readability. Cauldron is strictly read-only and does not support note-taking. Obsidian </text:span></text:span><text:span text:style-name="Strong_20_Emphasis"><text:span text:style-name="T6">is not really open-source</text:span></text:span><text:span text:style-name="Strong_20_Emphasis"><text:span text:style-name="T2">. </text:span></text:span><text:span text:style-name="Strong_20_Emphasis"><text:span text:style-name="T6">But since my data is just text files, this is not a real issue.</text:span></text:span><text:span text:style-name="Strong_20_Emphasis"><text:span text:style-name="T2"> Eloquent, though effective, may not offer the depth of feedback found in larger commercial grammar tools. Nonetheless, when used together </text:span></text:span><text:span text:style-name="Strong_20_Emphasis"><text:span text:style-name="T6">along with other tools like LibreOffice Writer and</text:span></text:span><text:span text:style-name="Strong_20_Emphasis"><text:span text:style-name="T7"> ChatGPT</text:span></text:span><text:span text:style-name="Strong_20_Emphasis"><text:span text:style-name="T2">, <text:s/>these tools provide a robust digital writing environment adaptable to academic, professional, and creative writing needs.</text:span></text:span></text:p>
      <text:p text:style-name="P9"><text:span text:style-name="Strong_20_Emphasis"><text:span text:style-name="T8"/></text:span></text:p>
      <text:p text:style-name="P10"><text:span text:style-name="Strong_20_Emphasis"><text:span text:style-name="T8">References</text:span></text:span><text:span text:style-name="Strong_20_Emphasis"><text:span text:style-name="T2"><text:line-break/>LanguageTool. (n.d.). LanguageTool – An open source grammar and style checker. </text:span></text:span><text:a xlink:type="simple" xlink:href="https://languagetool.org/" text:style-name="Internet_20_link" text:visited-style-name="Visited_20_Internet_20_Link"><text:span text:style-name="Strong_20_Emphasis"><text:span text:style-name="T2">https://languagetool.org/</text:span></text:span></text:a></text:p>
      <text:p text:style-name="P9"><text:span text:style-name="Strong_20_Emphasis"><text:span text:style-name="T2">Mozilla. (n.d.). Pocket: Save. Read. Grow. </text:span></text:span><text:a xlink:type="simple" xlink:href="https://getpocket.com/" text:style-name="Internet_20_link" text:visited-style-name="Visited_20_Internet_20_Link"><text:span text:style-name="Strong_20_Emphasis"><text:span text:style-name="T2">https://getpocket.com/</text:span></text:span></text:a></text:p>
      <text:p text:style-name="P9"><text:span text:style-name="Strong_20_Emphasis"><text:span text:style-name="T2">Obsidian.md. (n.d.). Obsidian – A powerful knowledge base that works on local markdown files. https://obsidian.md/</text:span></text:span></text:p>
      <text:p text:style-name="P6"><text:span text:style-name="Strong_20_Emphasis"><text:span text:style-name="T2">Cauldron. (n.d.). Cauldron for Pocket. https://github.com/dottorblaster/cauldron</text:span></text:span></text:p>
      <text:p text:style-name="P11"><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06:57:30.756012275</meta:creation-date>
    <meta:editing-duration>PT12M28S</meta:editing-duration>
    <meta:editing-cycles>4</meta:editing-cycles>
    <meta:generator>LibreOffice/24.2.7.2$Linux_X86_64 LibreOffice_project/420$Build-2</meta:generator>
    <dc:subject>ENGL1102-01 - AY2025-T4</dc:subject>
    <dc:title>Assignment Activity Unit 3</dc:title>
    <dc:date>2025-05-02T08:27:50.990097646</dc:date>
    <meta:print-date>2025-05-02T08:26:01.559882837</meta:print-date>
    <meta:printed-by>PDF files</meta:printed-by>
    <meta:document-statistic meta:table-count="0" meta:image-count="0" meta:object-count="0" meta:page-count="5" meta:paragraph-count="22" meta:word-count="868" meta:character-count="6163" meta:non-whitespace-character-count="5304"/>
  </office:meta>
</office:document-meta>
</file>